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11D000001207275138CF9014D89.png" manifest:media-type="image/png"/>
  <manifest:file-entry manifest:full-path="Pictures/101F505B000013A3000013D85D98F703B7581037.svg" manifest:media-type="image/svg+xml"/>
  <manifest:file-entry manifest:full-path="Pictures/100000010000011D0000012049C032BE4460AD7E.png" manifest:media-type="image/png"/>
  <manifest:file-entry manifest:full-path="Pictures/100000010000011D0000012063D5BB7C57868C5A.png" manifest:media-type="image/png"/>
  <manifest:file-entry manifest:full-path="Pictures/1013F09B00000FB600000FEBAA6E0E6613CEE45F.svg" manifest:media-type="image/svg+xml"/>
  <manifest:file-entry manifest:full-path="Pictures/10000001000000E4000000E75BB878097D0D221A.png" manifest:media-type="image/png"/>
  <manifest:file-entry manifest:full-path="Pictures/101F505B000013A3000013D87B9E3FCA31961F0F.svg" manifest:media-type="image/svg+xml"/>
  <manifest:file-entry manifest:full-path="Pictures/1013F09B00000FB600000FEB27896F09C3295400.svg" manifest:media-type="image/svg+xml"/>
  <manifest:file-entry manifest:full-path="Pictures/101F505B000013A3000013D852D2DE8A5B74BC55.svg" manifest:media-type="image/svg+xml"/>
  <manifest:file-entry manifest:full-path="Pictures/1013F09B00000FB600000FEB06D6BD234249F8DA.svg" manifest:media-type="image/svg+xml"/>
  <manifest:file-entry manifest:full-path="Pictures/10000001000000E4000000E7CF6528E811E7009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6cm" svg:height="5.079cm" svg:x="12.98cm" svg:y="1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4.021cm" svg:height="4.074cm" svg:x="10.954cm" svg:y="6.987cm">
          <draw:image xlink:href="Pictures/1013F09B00000FB600000FEBAA6E0E6613CEE45F.svg" xlink:type="simple" xlink:show="embed" xlink:actuate="onLoad" draw:mime-type="image/svg+xml">
            <text:p/>
          </draw:image>
          <draw:image xlink:href="Pictures/1013F09B00000FB600000FEBAA6E0E6613CEE45F.svg" xlink:type="simple" xlink:show="embed" xlink:actuate="onLoad" draw:mime-type="image/svg+xml"/>
        </draw:frame>
        <draw:frame draw:style-name="gr1" draw:text-style-name="P1" draw:layer="layout" svg:width="5.026cm" svg:height="5.079cm" svg:x="6.983cm" svg:y="1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4.021cm" svg:height="4.074cm" svg:x="1cm" svg:y="6.929cm">
          <draw:image xlink:href="Pictures/1013F09B00000FB600000FEB27896F09C3295400.svg" xlink:type="simple" xlink:show="embed" xlink:actuate="onLoad" draw:mime-type="image/svg+xml">
            <text:p/>
          </draw:image>
          <draw:image xlink:href="Pictures/10000001000000E4000000E75BB878097D0D221A.png" xlink:type="simple" xlink:show="embed" xlink:actuate="onLoad" draw:mime-type="image/png"/>
        </draw:frame>
        <draw:frame draw:style-name="gr1" draw:text-style-name="P1" draw:layer="layout" svg:width="5.026cm" svg:height="5.079cm" svg:x="1cm" svg:y="1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4.021cm" svg:height="4.074cm" svg:x="5.985cm" svg:y="6.958cm">
          <draw:image xlink:href="Pictures/1013F09B00000FB600000FEB06D6BD234249F8DA.svg" xlink:type="simple" xlink:show="embed" xlink:actuate="onLoad" draw:mime-type="image/svg+xml">
            <text:p/>
          </draw:image>
          <draw:image xlink:href="Pictures/10000001000000E4000000E7CF6528E811E7009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3T09:55:57.422000000</meta:creation-date>
    <dc:date>2023-08-03T10:49:52.580000000</dc:date>
    <meta:editing-duration>PT53M55S</meta:editing-duration>
    <meta:editing-cycles>2</meta:editing-cycles>
    <meta:generator>LibreOffice/7.5.5.2$Windows_X86_64 LibreOffice_project/ca8fe7424262805f223b9a2334bc7181abbcbf5e</meta:generator>
    <meta:print-date>2023-08-03T10:38:28.137000000</meta:print-date>
    <meta:document-statistic meta:object-count="6"/>
  </office:meta>
</office:document-meta>
</file>